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8A0000000594FF85B2.png"/>
  <manifest:file-entry manifest:media-type="image/png" manifest:full-path="Pictures/10000000000005DE000004678303D2BE.png"/>
  <manifest:file-entry manifest:media-type="image/png" manifest:full-path="Pictures/100002010000058A00000004A067B1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9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0084d1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ff420e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outline1">
      <style:graphic-properties draw:fill-color="#ffffff" fo:min-height="13.609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outline1">
      <style:graphic-properties draw:auto-grow-height="true" fo:min-height="13.8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top="0cm" fo:margin-bottom="0.508cm" fo:line-height="100%" fo:text-align="center" style:punctuation-wrap="hanging" style:line-break="strict"/>
      <style:text-properties fo:font-size="24pt" style:font-size-asian="24pt" style:font-size-complex="24pt"/>
    </style:style>
    <style:style style:name="P3" style:family="paragraph">
      <style:paragraph-properties fo:text-align="center" style:punctuation-wrap="hanging" style:line-break="strict"/>
      <style:text-properties style:use-window-font-color="true" fo:font-size="24pt" style:font-size-asian="24pt" style:font-size-complex="24pt"/>
    </style:style>
    <style:style style:name="P4" style:family="paragraph">
      <style:text-properties fo:font-family="'Trebuchet MS'" style:font-family-generic="swiss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0000"/>
    </style:style>
    <style:style style:name="P7" style:family="paragraph">
      <style:paragraph-properties fo:text-align="center"/>
      <style:text-properties fo:color="#ffffff"/>
    </style:style>
    <style:style style:name="T1" style:family="text">
      <style:text-properties style:use-window-font-color="true" fo:font-size="24pt" fo:language="en" fo:country="US" style:font-family-asian="华文楷体" style:font-pitch-asian="variable" style:font-size-asian="24pt" style:language-asian="zh" style:country-asian="CN" style:font-family-complex="华文楷体" style:font-pitch-complex="variable" style:font-size-complex="24pt"/>
    </style:style>
    <style:style style:name="T2" style:family="text">
      <style:text-properties fo:font-family="'Trebuchet MS'" style:font-family-generic="swiss" style:font-pitch="variable"/>
    </style:style>
    <style:style style:name="T3" style:family="text">
      <style:text-properties fo:color="#000000"/>
    </style:style>
    <style:style style:name="T4" style:family="text">
      <style:text-properties fo:color="#ffffff"/>
    </style:style>
    <style:style style:name="T5" style:family="text">
      <style:text-properties fo:font-family="'Bitstream Vera Sans Mono'" style:font-family-generic="swiss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27cm" svg:y="6.35cm" presentation:class="title" presentation:user-transformed="true">
          <draw:text-box>
            <text:p text:style-name="P1">Scriptable Sensor Network</text:p>
          </draw:text-box>
        </draw:frame>
        <draw:frame draw:style-name="gr1" draw:text-style-name="P3" draw:layer="layout" svg:width="13.335cm" svg:height="3.646cm" svg:x="6.985cm" svg:y="12.229cm">
          <draw:text-box>
            <text:p text:style-name="P2"><text:span text:style-name="T1">Fajran Iman Rusadi</text:span></text:p>
            <text:p text:style-name="P2"><text:span text:style-name="T1">ZhengZhangzhe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Project Background</text:p>
              </text:list-item>
              <text:list-item>
                <text:p text:style-name="P1">Basic Idea</text:p>
              </text:list-item>
              <text:list-item>
                <text:p text:style-name="P1">Application Architectu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blem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We never know what applications we need in the future</text:p>
              </text:list-item>
              <text:list-item>
                <text:p>Therefore, we should be able to deploy new applications dynamical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lution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Run a virtual machine on the sensor network</text:p>
              </text:list-item>
              <text:list-item>
                <text:p>Run scripts on it</text:p>
              </text:list-item>
              <text:list-item>
                <text:p>Provide a way to install and run the script dynamical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Lua SPOT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Script execution environment on Sun SPOT</text:p>
              </text:list-item>
              <text:list-item>
                <text:p text:style-name="P1">Uses Lua script</text:p>
              </text:list-item>
              <text:list-item>
                <text:p>Lua is a powerful, fast, lightweight, embeddable scripting language*</text:p>
              </text:list-item>
            </text:list>
          </draw:text-box>
        </draw:frame>
        <draw:frame draw:style-name="gr3" draw:text-style-name="P4" draw:layer="layout" svg:width="10.361cm" svg:height="0.988cm" svg:x="0.882cm" svg:y="19.358cm">
          <draw:text-box>
            <text:p><text:span text:style-name="T2">*) http://www.lua.org/about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rchitecture</text:p>
          </draw:text-box>
        </draw:frame>
        <draw:g>
          <draw:custom-shape draw:style-name="gr4" draw:text-style-name="P6" draw:layer="layout" svg:width="19.05cm" svg:height="1.905cm" svg:x="4.445cm" svg:y="13.27cm">
            <text:p text:style-name="P5"><text:span text:style-name="T3">SunSPO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5.715cm" svg:height="3.175cm" svg:x="4.445cm" svg:y="10.095cm">
            <text:p text:style-name="P5"><text:span text:style-name="T3">LuaSPO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3.335cm" svg:height="3.175cm" svg:x="10.16cm" svg:y="10.095cm">
            <text:p text:style-name="P5"><text:span text:style-name="T3">Kahlua (Lua VM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81cm" svg:height="2.54cm" svg:x="4.445cm" svg:y="7.555cm">
            <text:p text:style-name="P5">Manager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81cm" svg:height="2.54cm" svg:x="8.255cm" svg:y="7.555cm">
            <text:p text:style-name="P5">Router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81cm" svg:height="2.54cm" svg:x="12.065cm" svg:y="7.555cm">
            <text:p text:style-name="P5">App 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81cm" svg:height="2.54cm" svg:x="15.875cm" svg:y="7.555cm">
            <text:p text:style-name="P5">...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81cm" svg:height="2.54cm" svg:x="19.685cm" svg:y="7.555cm">
            <text:p text:style-name="P5">App N</text:p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13.02cm" svg:height="0.988cm" svg:x="1.27cm" svg:y="19.05cm">
          <draw:text-box>
            <text:p><text:span text:style-name="T2">Kahlua: http://code.google.com/p/kahlua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ervice Provider</text:p>
          </draw:text-box>
        </draw:frame>
        <draw:g>
          <draw:custom-shape draw:style-name="gr7" draw:text-style-name="P6" draw:layer="layout" svg:width="1.905cm" svg:height="2.54cm" svg:x="3.175cm" svg:y="11.43cm">
            <text:p text:style-name="P5"><text:span text:style-name="T3">I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4.445cm" svg:height="2.54cm" svg:x="5.08cm" svg:y="11.43cm">
            <text:p text:style-name="P5"><text:span text:style-name="T4">Applicati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3.81cm" svg:height="2.54cm" svg:x="9.525cm" svg:y="11.43cm">
            <text:p text:style-name="P5">Function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10.795cm" svg:height="2.54cm" svg:x="13.335cm" svg:y="11.43cm">
            <text:p text:style-name="P5">Parameter</text:p>
            <draw:enhanced-geometry svg:viewBox="0 0 21600 21600" draw:type="rectangle" draw:enhanced-path="M 0 0 L 21600 0 21600 21600 0 21600 0 0 Z N"/>
          </draw:custom-shape>
        </draw:g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Sensor network as a service provider</text:p>
              </text:list-item>
              <text:list-item>
                <text:p>Application provides services</text:p>
              </text:list-item>
              <text:list-item>
                <text:p>Function invocation =&gt; RPC</text:p>
                <text:p/>
                <text:p/>
                <text:p/>
              </text:list-item>
              <text:list-item>
                <text:p>Bootstrapped by dispatch() func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dispatch(message)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Create new Lua VM for each invocation</text:p>
              </text:list-item>
              <text:list-item>
                <text:p text:style-name="P1">Select correct application</text:p>
              </text:list-item>
              <text:list-item>
                <text:p text:style-name="P1">Invoke the requested function</text:p>
              </text:list-item>
              <text:list-item>
                <text:p text:style-name="P1">Lua VM is destroyed after the function returns</text:p>
              </text:list-item>
              <text:list-item>
                <text:p text:style-name="P1">Each execution is stateless and isolated</text:p>
              </text:list-item>
              <text:list-item>
                <text:p text:style-name="P1">Persistent memory storage is provid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Lua API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SunSpotLib</text:p>
                <text:list>
                  <text:list-item>
                    <text:p text:style-name="P1">Access SunSPOT functions: sensors, leds, sleep, ...</text:p>
                  </text:list-item>
                </text:list>
              </text:list-item>
              <text:list-item>
                <text:p text:style-name="P1">LuaSpotLib</text:p>
                <text:list>
                  <text:list-item>
                    <text:p text:style-name="P1">Persistent memory, send(), synchronization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Application Manager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Implemented in Java</text:p>
              </text:list-item>
              <text:list-item>
                <text:p text:style-name="P1">Install and remove application</text:p>
              </text:list-item>
              <text:list-item>
                <text:p text:style-name="P1">Install function accepts fragmented data</text:p>
              </text:list-item>
            </text:list>
          </draw:text-box>
        </draw:frame>
        <draw:g>
          <draw:custom-shape draw:style-name="gr7" draw:text-style-name="P6" draw:layer="layout" svg:width="1.27cm" svg:height="1.905cm" svg:x="1.905cm" svg:y="12.14cm">
            <text:p text:style-name="P5"><text:span text:style-name="T3">c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175cm" svg:height="1.905cm" svg:x="3.175cm" svg:y="12.14cm">
            <text:p text:style-name="P5">manager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2.54cm" svg:height="1.905cm" svg:x="6.35cm" svg:y="12.14cm">
            <text:p text:style-name="P5">install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3.175cm" svg:height="1.905cm" svg:x="8.89cm" svg:y="12.14cm">
            <text:p text:style-name="P5">name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3.175cm" svg:height="1.905cm" svg:x="12.065cm" svg:y="12.14cm">
            <text:p text:style-name="P5">index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3.81cm" svg:height="1.905cm" svg:x="15.24cm" svg:y="12.14cm">
            <text:p text:style-name="P5">fragments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6.35cm" svg:height="1.905cm" svg:x="19.05cm" svg:y="12.14cm">
            <text:p text:style-name="P5">data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Router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Implemented as a Lua Application</text:p>
              </text:list-item>
              <text:list-item>
                <text:p text:style-name="P1">Contains nested message that will be <text:span text:style-name="T5">dispatch()</text:span>-ed</text:p>
              </text:list-item>
            </text:list>
          </draw:text-box>
        </draw:frame>
        <draw:g>
          <draw:custom-shape draw:style-name="gr7" draw:text-style-name="P6" draw:layer="layout" svg:width="1.27cm" svg:height="1.905cm" svg:x="4.445cm" svg:y="11.43cm">
            <text:p text:style-name="P5"><text:span text:style-name="T3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2.539cm" svg:height="1.905cm" svg:x="5.716cm" svg:y="11.43cm">
            <text:p text:style-name="P5">router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2.54cm" svg:height="1.905cm" svg:x="8.255cm" svg:y="11.43cm">
            <text:p text:style-name="P5">route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3.81cm" svg:height="1.905cm" svg:x="10.795cm" svg:y="11.43cm">
            <text:p text:style-name="P5">packet id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3.81cm" svg:height="1.905cm" svg:x="14.605cm" svg:y="11.43cm">
            <text:p text:style-name="P5">max hop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2.54cm" svg:height="1.905cm" svg:x="18.415cm" svg:y="11.43cm">
            <text:p text:style-name="P5">src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2.54cm" svg:height="1.905cm" svg:x="20.955cm" svg:y="11.43cm">
            <text:p text:style-name="P5">dst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9.05cm" svg:height="1.905cm" svg:x="4.445cm" svg:y="13.335cm">
            <text:p text:style-name="P5">nested message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Limitation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Memory handling</text:p>
              </text:list-item>
              <text:list-item>
                <text:p text:style-name="P1">Application compilation (?)</text:p>
              </text:list-item>
              <text:list-item>
                <text:p text:style-name="P1">Need better routing algorith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Future works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mplement Sun SPOT APIs completely</text:p>
              </text:list-item>
              <text:list-item>
                <text:p>Lua SPOT SDK and simulat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Demo</text:p>
          </draw:text-box>
        </draw:frame>
        <draw:frame presentation:style-name="pr8" draw:layer="layout" svg:width="25.199cm" svg:height="13.861cm" svg:x="1.4cm" svg:y="4.914cm" presentation:class="outline">
          <draw:text-box>
            <text:list text:style-name="L2">
              <text:list-item>
                <text:p>Create path based on a certain data</text:p>
              </text:list-item>
              <text:list-item>
                <text:p>Turn on the LEDs along the pat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256cm" svg:x="1.27cm" svg:y="7.62cm" presentation:class="title" presentation:user-transformed="true">
          <draw:text-box>
            <text:p>Q/A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333366" draw:start-intensity="100%" draw:end-intensity="100%" draw:angle="0" draw:border="5%"/>
    <draw:fill-image draw:name="Bitmape_20_1" draw:display-name="Bitmape 1" xlink:href="Pictures/10000000000005DE000004678303D2B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7" draw:gradient-step-count="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style:use-window-font-color="true" fo:font-family="'Trebuchet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style:use-window-font-color="true" fo:font-family="'Trebuchet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style:use-window-font-color="true" fo:font-family="'Trebuchet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style:use-window-font-color="true" fo:font-family="'Trebuchet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style:use-window-font-color="true" fo:font-family="'Trebuchet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style:use-window-font-color="true" fo:font-family="'Trebuchet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style:use-window-font-color="true" fo:font-family="'Trebuchet M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style:use-window-font-color="true" fo:font-family="'Trebuchet M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">
            <style:list-level-properties text:min-label-width="0.952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 text:min-label-width="0.793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">
            <style:list-level-properties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9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fo:font-family="'Franklin Gothic Medium'" style:font-family-generic="swiss" style:font-pitch="variable" fo:color="#4e3b3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Medium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gradient" draw:fill-gradient-name="Gradient_20_7" draw:gradient-step-count="0" draw:fill-image-width="0cm" draw:fill-image-height="0cm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38e27" fo:font-size="12pt" fo:language="en" fo:country="US" style:font-family-asian="华文楷体" style:font-pitch-asian="variable" style:font-size-asian="12pt" style:language-asian="zh" style:country-asian="CN" style:font-family-complex="华文楷体" style:font-pitch-complex="variable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d38e27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g draw:name="直接连接符 6">
        <draw:frame draw:name="直接连接符 6" draw:style-name="Mgr3" draw:text-style-name="MP4" draw:layer="backgroundobjects" svg:width="24.011cm" svg:height="0.083cm" svg:x="1.388cm" svg:y="2.88cm">
          <draw:image xlink:href="Pictures/100002010000058A0000000594FF85B2.png" xlink:type="simple" xlink:show="embed" xlink:actuate="onLoad">
            <text:p/>
          </draw:image>
        </draw:frame>
        <draw:custom-shape draw:style-name="Mgr4" draw:text-style-name="MP5" draw:layer="backgroundobjects" svg:width="0.001cm" svg:height="0.001cm" svg:x="1.41cm" svg:y="2.919cm">
          <text:p/>
          <draw:enhanced-geometry svg:viewBox="0 0 21600 21600" draw:type="mso-spt202" draw:enhanced-path="M 0 0 L 21600 0 21600 21600 0 21600 0 0 Z N"/>
        </draw:custom-shape>
      </draw:g>
      <draw:g draw:name="直接连接符 8">
        <draw:frame draw:name="直接连接符 8" draw:style-name="Mgr3" draw:text-style-name="MP4" draw:layer="backgroundobjects" svg:width="24.011cm" svg:height="0.083cm" svg:x="1.388cm" svg:y="2.88cm">
          <draw:image xlink:href="Pictures/100002010000058A0000000594FF85B2.png" xlink:type="simple" xlink:show="embed" xlink:actuate="onLoad">
            <text:p/>
          </draw:image>
        </draw:frame>
        <draw:custom-shape draw:style-name="Mgr4" draw:text-style-name="MP5" draw:layer="backgroundobjects" svg:width="0.001cm" svg:height="0.001cm" svg:x="1.41cm" svg:y="2.919cm">
          <text:p/>
          <draw:enhanced-geometry svg:viewBox="0 0 21600 21600" draw:type="mso-spt202" draw:enhanced-path="M 0 0 L 21600 0 21600 21600 0 21600 0 0 Z N"/>
        </draw:custom-shape>
      </draw:g>
      <draw:g draw:name="直接连接符 11">
        <draw:frame draw:name="直接连接符 11" draw:style-name="Mgr3" draw:text-style-name="MP4" draw:layer="backgroundobjects" svg:width="24.011cm" svg:height="0.071cm" svg:x="1.388cm" svg:y="2.91cm">
          <draw:image xlink:href="Pictures/100002010000058A00000004A067B16D.png" xlink:type="simple" xlink:show="embed" xlink:actuate="onLoad">
            <text:p/>
          </draw:image>
        </draw:frame>
        <draw:custom-shape draw:style-name="Mgr4" draw:text-style-name="MP5" draw:layer="backgroundobjects" svg:width="0.001cm" svg:height="0.001cm" svg:x="1.41cm" svg:y="2.937cm">
          <text:p/>
          <draw:enhanced-geometry svg:viewBox="0 0 21600 21600" draw:type="mso-spt202" draw:enhanced-path="M 0 0 L 21600 0 21600 21600 0 21600 0 0 Z N"/>
        </draw:custom-shape>
      </draw:g>
      <draw:frame presentation:style-name="Title2-outline1" draw:layer="backgroundobjects" svg:width="24.13cm" svg:height="13.86cm" svg:x="0.847cm" svg:y="4.317cm" presentation:class="outline" presentation:placeholder="true">
        <draw:text-box/>
      </draw:frame>
      <draw:frame presentation:style-name="Title2-title" draw:layer="backgroundobjects" svg:width="24.13cm" svg:height="2.329cm" svg:x="0.847cm" svg:y="1.27cm" presentation:class="title" presentation:placeholder="true">
        <draw:text-box/>
      </draw:frame>
      <draw:frame presentation:style-name="Mpr4" draw:text-style-name="MP5" draw:layer="backgroundobjects" svg:width="6.985cm" svg:height="1.277cm" svg:x="17.991cm" svg:y="0.212cm" presentation:class="date-time">
        <draw:text-box>
          <text:p/>
        </draw:text-box>
      </draw:frame>
      <draw:frame presentation:style-name="Mpr4" draw:text-style-name="MP5" draw:layer="backgroundobjects" svg:width="8.044cm" svg:height="1.277cm" svg:x="9.948cm" svg:y="0.212cm" presentation:class="footer">
        <draw:text-box>
          <text:p/>
        </draw:text-box>
      </draw:frame>
      <draw:frame presentation:style-name="Mpr5" draw:text-style-name="MP6" draw:layer="backgroundobjects" svg:width="2.108cm" svg:height="0.768cm" svg:x="22.86cm" svg:y="17.983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initial-creator>iang</meta:initial-creator>
    <meta:creation-date>2009-03-17T16:25:27</meta:creation-date>
    <dc:date>2009-03-19T11:38:48</dc:date>
    <meta:editing-cycles>40</meta:editing-cycles>
    <meta:editing-duration>PT03H37M09S</meta:editing-duration>
    <meta:document-statistic meta:object-count="128"/>
    <meta:user-defined meta:name="Info 1"/>
    <meta:user-defined meta:name="Info 2"/>
    <meta:user-defined meta:name="Info 3"/>
    <meta:user-defined meta:name="Info 4"/>
  </office:meta>
</office:document-meta>
</file>